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Multimedia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dahulua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1">Untuk menjalankan media dengan menggunakan JDK hanya dapat menjalankan file wav.</text:p>
              </text:list-item>
              <text:list-item>
                <text:p text:style-name="P1">Untuk menjalankan file multimedia yang lebih lengkap, diperlukan pustaka lain, yaitu JMF (Java Media Framework)</text:p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8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01T22:01:08.597050835</dc:date>
    <meta:editing-duration>PT20H8M4S</meta:editing-duration>
    <meta:editing-cycles>49</meta:editing-cycles>
    <meta:generator>LibreOffice/4.2.8.2$Linux_X86_64 LibreOffice_project/420m0$Build-2</meta:generator>
    <dc:creator>P Tamami</dc:creator>
    <meta:document-statistic meta:object-count="58"/>
  </office:meta>
</office:document-meta>
</file>